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svg:stroke-color="#ff0000" draw:fill="none" draw:textarea-horizontal-align="justify" draw:textarea-vertical-align="middle" draw:auto-grow-height="false" fo:min-height="2.984cm" fo:min-width="2.734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Arrow_20_Line" style:list-style-name="L1">
      <style:graphic-properties draw:marker-start="Symmetric_20_Arrow" draw:opacity="100%" draw:textarea-vertical-align="middle" draw:shadow="hidden" draw:line-distance="0.227cm"/>
      <style:paragraph-properties style:writing-mode="lr-tb"/>
    </style:style>
    <style:style style:name="gr5" style:family="graphic" style:parent-style-name="Arrow_20_Line">
      <style:graphic-properties draw:textarea-vertical-align="middle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347cm" svg:height="13.154cm" draw:transform="rotate (1.5707963267949) translate (3.056cm 9.3469086342064cm)" svg:viewBox="0 0 2348 13155" svg:d="M1148 0c654 206 833 957 1007 1528 188 617 303 1341 37 1938-202 453-409 891-671 1304-317 500-839 849-1118 1379-358 680-463 1482-372 2236 81 675 589 1221 782 1863 135 450 67 946 0 1416-69 476-200 978-37 1453l112 38">
          <text:p/>
        </draw:path>
        <draw:custom-shape draw:style-name="gr2" draw:text-style-name="P2" draw:layer="layout" svg:width="4.572cm" svg:height="4.572cm" svg:x="8.305cm" svg:y="4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77cm" svg:height="0.206cm" svg:x="10.524cm" svg:y="7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77cm" svg:height="0.206cm" svg:x="10.524cm" svg:y="7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77cm" svg:height="0.206cm" svg:x="10.524cm" svg:y="7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77cm" svg:height="0.206cm" svg:x="10.524cm" svg:y="7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77cm" svg:height="0.206cm" svg:x="10.524cm" svg:y="7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77cm" svg:height="0.206cm" svg:x="10.524cm" svg:y="8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77cm" svg:height="0.206cm" svg:x="10.524cm" svg:y="8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77cm" svg:height="0.206cm" svg:x="10.524cm" svg:y="8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77cm" svg:height="0.206cm" svg:x="10.524cm" svg:y="8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77cm" svg:height="0.206cm" svg:x="10.524cm" svg:y="8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77cm" svg:height="0.206cm" svg:x="10.524cm" svg:y="9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77cm" svg:height="0.206cm" svg:x="10.524cm" svg:y="9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4" draw:text-style-name="P5" draw:layer="measurelines" svg:x1="10.155cm" svg:y1="7.013cm" svg:x2="10.155cm" svg:y2="7.223cm">
          <text:p text:style-name="P4">fd</text:p>
        </draw:measure>
        <draw:measure draw:style-name="gr5" draw:text-style-name="P3" draw:layer="measurelines" svg:x1="10.548cm" svg:y1="6.999cm" svg:x2="10.548cm" svg:y2="9.405cm">
          <text:p text:style-name="P6">R<text:span text:style-name="T1">c</text:span></text:p>
        </draw:measur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7T10:51:01.412026726</meta:creation-date>
    <dc:date>2021-05-07T11:04:37.390737585</dc:date>
    <meta:editing-duration>PT2M23S</meta:editing-duration>
    <meta:editing-cycles>1</meta:editing-cycles>
    <meta:document-statistic meta:object-count="16"/>
    <meta:generator>LibreOffice/6.4.6.2$Linux_X86_64 LibreOffice_project/40$Build-2</meta:generator>
  </office:meta>
</office:document-meta>
</file>